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C0000008DE5352EC0244EC5B0.png" manifest:media-type="image/png"/>
  <manifest:file-entry manifest:full-path="Pictures/100000000000055600000300F25C82BD39C783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06b" officeooo:paragraph-rsid="001f206b"/>
    </style:style>
    <style:style style:name="P2" style:family="paragraph" style:parent-style-name="Standard">
      <style:text-properties officeooo:rsid="001f206b" officeooo:paragraph-rsid="001f20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3</text:p>
      <text:p text:style-name="P1"/>
      <text:p text:style-name="P1"><draw:frame draw:style-name="fr1" draw:name="Figura1" text:anchor-type="paragraph" svg:width="17cm" svg:height="2.686cm" draw:z-index="0"><draw:image xlink:href="Pictures/100000000000037C0000008DE5352EC0244EC5B0.png" xlink:type="simple" xlink:show="embed" xlink:actuate="onLoad"/></draw:frame></text:p>
      <text:p text:style-name="P1"/>
      <text:p text:style-name="P1"><draw:frame draw:style-name="fr1" draw:name="Figura2" text:anchor-type="paragraph" svg:width="17cm" svg:height="9.557cm" draw:z-index="1"><draw:image xlink:href="Pictures/100000000000055600000300F25C82BD39C783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4:59.238000000</meta:creation-date>
    <dc:date>2018-03-02T13:19:55.398000000</dc:date>
    <meta:editing-duration>PT5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